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9pt" officeooo:paragraph-rsid="000d90d5" style:font-size-asian="7.84999990463257pt" style:font-size-complex="9pt"/>
    </style:style>
    <style:style style:name="P2" style:family="paragraph" style:parent-style-name="Standard">
      <style:text-properties style:font-name="Hack" fo:font-size="10pt" fo:font-weight="bold" officeooo:rsid="000e44eb" officeooo:paragraph-rsid="000e44eb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Hack" fo:font-size="10pt" officeooo:paragraph-rsid="000e44eb" style:font-size-asian="10pt" style:font-size-complex="10pt"/>
    </style:style>
    <style:style style:name="P4" style:family="paragraph" style:parent-style-name="Standard">
      <style:text-properties style:font-name="Hack" fo:font-size="9.5pt" officeooo:rsid="000d90d5" officeooo:paragraph-rsid="000e44eb" style:font-size-asian="9.5pt" style:font-size-complex="9.5pt"/>
    </style:style>
    <style:style style:name="P5" style:family="paragraph" style:parent-style-name="Standard">
      <style:text-properties style:font-name="Hack" fo:font-size="9.5pt" officeooo:rsid="000d90d5" officeooo:paragraph-rsid="000d90d5" style:font-size-asian="9.5pt" style:font-size-complex="9.5pt"/>
    </style:style>
    <style:style style:name="P6" style:family="paragraph" style:parent-style-name="Standard">
      <style:text-properties style:font-name="Hack" fo:font-size="9.5pt" officeooo:paragraph-rsid="000d90d5" style:font-size-asian="9.5pt" style:font-size-complex="9.5pt"/>
    </style:style>
    <style:style style:name="P7" style:family="paragraph" style:parent-style-name="Standard">
      <style:text-properties style:font-name="Hack" fo:font-size="9.5pt" officeooo:paragraph-rsid="000e44eb" style:font-size-asian="9.5pt" style:font-size-complex="9.5pt"/>
    </style:style>
    <style:style style:name="P8" style:family="paragraph" style:parent-style-name="Standard">
      <style:text-properties style:font-name="Hack" fo:font-size="9.5pt" officeooo:rsid="000e44eb" officeooo:paragraph-rsid="000e44eb" style:font-size-asian="9.5pt" style:font-size-complex="9.5pt"/>
    </style:style>
    <style:style style:name="P9" style:family="paragraph" style:parent-style-name="Standard">
      <style:text-properties style:font-name="Hack" fo:font-size="9.5pt" officeooo:rsid="000ee004" officeooo:paragraph-rsid="000ee004" style:font-size-asian="9.5pt" style:font-size-complex="9.5pt"/>
    </style:style>
    <style:style style:name="P10" style:family="paragraph" style:parent-style-name="Standard">
      <style:text-properties style:font-name="Hack" fo:font-size="7pt" fo:font-weight="normal" officeooo:rsid="000e44eb" officeooo:paragraph-rsid="000e44eb" style:font-size-asian="7pt" style:font-weight-asian="normal" style:font-size-complex="7pt" style:font-weight-complex="normal"/>
    </style:style>
    <style:style style:name="P11" style:family="paragraph" style:parent-style-name="Standard">
      <style:text-properties style:font-name="Hack" fo:font-size="7pt" fo:font-weight="normal" officeooo:rsid="00166e22" officeooo:paragraph-rsid="00166e22" style:font-size-asian="7pt" style:font-weight-asian="normal" style:font-size-complex="7pt" style:font-weight-complex="normal"/>
    </style:style>
    <style:style style:name="P12" style:family="paragraph" style:parent-style-name="Standard">
      <style:text-properties fo:font-variant="normal" fo:text-transform="none" style:font-name="Hack" fo:font-size="9.5pt" fo:letter-spacing="normal" fo:font-style="normal" fo:font-weight="normal" officeooo:rsid="000d90d5" officeooo:paragraph-rsid="000d90d5" style:font-size-asian="9.5pt" style:font-size-complex="9.5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d90d5"/>
    </style:style>
    <style:style style:name="T3" style:family="text">
      <style:text-properties fo:font-variant="normal" fo:text-transform="none" fo:letter-spacing="normal" fo:font-style="normal" fo:font-weight="normal" officeooo:rsid="000e44eb"/>
    </style:style>
    <style:style style:name="T4" style:family="text">
      <style:text-properties fo:font-variant="normal" fo:text-transform="none" fo:letter-spacing="normal" fo:font-style="normal" fo:font-weight="normal" officeooo:rsid="0015f139"/>
    </style:style>
    <style:style style:name="T5" style:family="text">
      <style:text-properties officeooo:rsid="000d90d5"/>
    </style:style>
    <style:style style:name="T6" style:family="text">
      <style:text-properties officeooo:rsid="000e44eb"/>
    </style:style>
    <style:style style:name="T7" style:family="text">
      <style:text-properties officeooo:rsid="000ecca1"/>
    </style:style>
    <style:style style:name="T8" style:family="text">
      <style:text-properties officeooo:rsid="000ee004"/>
    </style:style>
    <style:style style:name="T9" style:family="text">
      <style:text-properties officeooo:rsid="0011d0f3"/>
    </style:style>
    <style:style style:name="T10" style:family="text">
      <style:text-properties officeooo:rsid="0010635e"/>
    </style:style>
    <style:style style:name="T11" style:family="text">
      <style:text-properties fo:letter-spacing="normal"/>
    </style:style>
    <style:style style:name="T12" style:family="text">
      <style:text-properties fo:letter-spacing="normal" officeooo:rsid="000d90d5"/>
    </style:style>
    <style:style style:name="T13" style:family="text">
      <style:text-properties fo:letter-spacing="normal" officeooo:rsid="000e44eb"/>
    </style:style>
    <style:style style:name="T14" style:family="text">
      <style:text-properties fo:font-size="9.5pt" style:font-size-asian="9.5pt" style:font-size-complex="9.5pt"/>
    </style:style>
    <style:style style:name="T15" style:family="text">
      <style:text-properties fo:font-size="9.5pt" officeooo:rsid="000d90d5" style:font-size-asian="9.5pt" style:font-size-complex="9.5pt"/>
    </style:style>
    <style:style style:name="T16" style:family="text">
      <style:text-properties officeooo:rsid="0015f1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chätzung der Einsparpotentiale von Tempolimits in Deutschland</text:p>
      <text:p text:style-name="P10"/>
      <text:p text:style-name="P11">Anmerkungen und Feedback: <text:a xlink:type="simple" xlink:href="https://github.com/Wikinaut/Einsparung-von-Primaerenergie-durch-Tempolimits" text:style-name="Internet_20_link" text:visited-style-name="Visited_20_Internet_20_Link"><text:span text:style-name="T6">https://github.com/Wikinaut/Einsparung-von-Primaerenergie-durch-Tempolimits</text:span></text:a><text:span text:style-name="T6"><text:line-break/></text:span>Twitter: <text:span text:style-name="T6">@Wikinaut 19.10.2022</text:span></text:p>
      <text:p text:style-name="P2"/>
      <text:p text:style-name="P3"/>
      <text:p text:style-name="P4">Einsparung fossiler Brennstoffe durch Tempolimits<text:span text:style-name="T6"> [1]</text:span></text:p>
      <text:p text:style-name="P6">2,1..3,7*10^9 l<text:span text:style-name="T16">/a</text:span> <text:span text:style-name="T5">Diesel bzw. Benzin</text:span> (T100 bzw. T100/80/30)</text:p>
      <text:p text:style-name="P6"/>
      <text:p text:style-name="P6"><text:span text:style-name="T5">Die Rechnung beschränkt sich auf ~Diesel, um </text:span><text:span text:style-name="T10">dessen</text:span><text:span text:style-name="T5"> Umwandlung in elektrische Energie in Dieselkraftwerken bzw. Gas</text:span><text:span text:style-name="T10">(turbinen)</text:span><text:span text:style-name="T5">-und-Dampfkraftwerken ins Verhältnis setzen zu können.</text:span></text:p>
      <text:p text:style-name="P12"/>
      <text:p text:style-name="P6">10^4 Wh/l <text:span text:style-name="T5">Diesel</text:span> Energieäquivalent<text:span text:style-name="T6"> [2]</text:span></text:p>
      <text:p text:style-name="P6"/>
      <text:p text:style-name="P6">=&gt; 2,1..3,7*10^13 Wh<text:span text:style-name="T16">/a</text:span> = 21..37 TWh/a<text:span text:style-name="T8"> (ohne Crackingaufwand [2])</text:span></text:p>
      <text:p text:style-name="P6"/>
      <text:p text:style-name="P7"><text:span text:style-name="T6">Wirkungsgrad </text:span><text:bookmark text:name="resultsp242"/>η<text:span text:style-name="T6"> = 50 % ( 0,5 ) [3]</text:span></text:p>
      <text:p text:style-name="P8"/>
      <text:p text:style-name="P8">=&gt; 10,5 … 18,5 TWh/a elektrische Energie</text:p>
      <text:p text:style-name="P8"/>
      <text:p text:style-name="P6"/>
      <text:p text:style-name="P6">KKW Isar2: 11,477 TWh/a (<text:span text:style-name="T6">in </text:span>2018<text:span text:style-name="T6"> eingespeiste Energie</text:span><text:span text:style-name="T7"> </text:span><text:span text:style-name="T6">[4]</text:span><text:span text:style-name="T7">)</text:span></text:p>
      <text:p text:style-name="P6"/>
      <text:p text:style-name="P6"/>
      <text:p text:style-name="P6">=&gt; T100<text:span text:style-name="T6"> würde etwa 1 </text:span>ISAR2 ersparen.</text:p>
      <text:p text:style-name="P8">=&gt; T100/80/3<text:span text:style-name="T7">0</text:span> würde etwa 1,6 ISAR2 ersparen.</text:p>
      <text:p text:style-name="P8"/>
      <text:p text:style-name="P9">ohne Berücksichtigung des Crackingsaufwands (7 kWh/l [2])</text:p>
      <text:p text:style-name="P9">Hier fehlt mir noch eine stichhaltige Argumentation, das zu berücksicht<text:span text:style-name="T9">ig</text:span>en.</text:p>
      <text:p text:style-name="P6"/>
      <text:p text:style-name="P6">Quellen:</text:p>
      <text:p text:style-name="P8"/>
      <text:p text:style-name="P8">[1]</text:p>
      <text:p text:style-name="P5">Einsparung fossiler Brennstoffe durch Tempolimits (T100 bzw. T100/80/30):</text:p>
      <text:p text:style-name="P6">https://www.tagesschau.de/wirtschaft/technologie/einsparpotenzial-tempolimit-101.html</text:p>
      <text:p text:style-name="P6"/>
      <text:p text:style-name="P6"/>
      <text:p text:style-name="P5"><text:span text:style-name="T6">[2] </text:span>Brennwerte</text:p>
      <text:p text:style-name="P5">https://de.m.wikipedia.org/wiki/Dieselkraftstoff (etwa 10 kWh/l)</text:p>
      <text:p text:style-name="P5"/>
      <text:p text:style-name="P5">Zusätzlich erforderliche Energie Erdöl→Benzin/Diesel</text:p>
      <text:p text:style-name="P5"/>
      <text:p text:style-name="P1"><text:span text:style-name="T15">"</text:span><text:span text:style-name="T14">In die Erzeugung eines Liter Benzin gehen ~7 </text:span><text:span text:style-name="T15">kWh</text:span><text:span text:style-name="T14"> Energie u.a. aus Gas oder Strom. Das heißt so viel, dass ein e-Auto damit doppelt so weit fahren könnte wie ein Verbrenner mit dem Liter Sprit! </text:span><text:a xlink:type="simple" xlink:href="https://twitter.com/hashtag/Tempo100auf?src=hashtag_click" text:style-name="Internet_20_link" text:visited-style-name="Visited_20_Internet_20_Link"><text:span text:style-name="T14">#Tempo100auf</text:span></text:a><text:span text:style-name="T14"> der Autobahn spart 1 AKW!</text:span><text:span text:style-name="T15">"</text:span></text:p>
      <text:p text:style-name="P6"/>
      <text:p text:style-name="P6">https://twitter.com/FrankRauschenb3/status/1582028339875020800</text:p>
      <text:p text:style-name="P6"><text:span text:style-name="T2">D. h. 1 Liter Benzin(Diesel) = 1 Liter</text:span><text:span text:style-name="T3"> </text:span><text:span text:style-name="T2">Erdöl (10 kWh</text:span><text:span text:style-name="T4">/l</text:span><text:span text:style-name="T3">, Brennwerte sind etwa identisch</text:span><text:span text:style-name="T2">) plus 7 kWh</text:span><text:span text:style-name="T4">/l</text:span><text:span text:style-name="T2"> </text:span><text:span text:style-name="T3">Herstellungsenergie </text:span><text:span text:style-name="T2">= 17 kWh</text:span><text:span text:style-name="T4">/l</text:span></text:p>
      <text:p text:style-name="P12"/>
      <text:p text:style-name="P5"><text:span text:style-name="T2">S</text:span><text:span text:style-name="T1">chätzung: 1 Liter Benzin(Diesel) =&gt; </text:span><text:span text:style-name="T3">10</text:span><text:span text:style-name="T1"> … 17 kWh/l (Energieinhalt plus Crackingaufwand)</text:span></text:p>
      <text:p text:style-name="P6"/>
      <text:p text:style-name="P6">https://www.feuerdepot.de/blog/gas-ol-oder-holz-brennwerte-und-preisentwicklung-im-vergleich/</text:p>
      <text:p text:style-name="P6"/>
      <text:p text:style-name="P8">[3] <text:span text:style-name="T5">Wirkungsgrade von Kraftwerken/Wandlern:</text:span></text:p>
      <text:p text:style-name="P5">https://energie.ch/wirkungsgrad/</text:p>
      <text:p text:style-name="P5"/>
      <text:p text:style-name="P7"><text:span text:style-name="T12">Großdiesel η</text:span><text:span text:style-name="T13"> = </text:span><text:span text:style-name="T12">55 % abzgl. Wandlungsverluste (etwa 5%)</text:span></text:p>
      <text:p text:style-name="P5"/>
      <text:p text:style-name="P5"><text:span text:style-name="T6">Besser: </text:span>Gas-(turbinen)- und Dampf-Kombikraftwerk</text:p>
      <text:p text:style-name="P5">https://de.wikipedia.org/wiki/Gas-und-Dampf-Kombikraftwerk</text:p>
      <text:p text:style-name="P4">bestmöglicher Wirkungsgrad: <text:span text:style-name="T11">η </text:span><text:span text:style-name="T13">= </text:span>63 %</text:p>
      <text:p text:style-name="P5"/>
      <text:p text:style-name="P7"><text:span text:style-name="T5">=&gt; ich rechne</text:span><text:span text:style-name="T6"> also konservativ oben</text:span><text:span text:style-name="T5"> mit </text:span><text:bookmark text:name="resultsp241"/>η<text:span text:style-name="T6"> = </text:span><text:span text:style-name="T5">50 % Wirkungsgrad</text:span></text:p>
      <text:p text:style-name="P5"/>
      <text:p text:style-name="P8">[4] <text:span text:style-name="T5">ISAR 2 effektiv eingespeiste Energie in 2018:</text:span></text:p>
      <text:p text:style-name="P1"><text:a xlink:type="simple" xlink:href="https://de.wikipedia.org/wiki/Kernkraftwerk_Isar" text:style-name="Internet_20_link" text:visited-style-name="Visited_20_Internet_20_Link"><text:span text:style-name="T14">https://de.wikipedia.org/wiki/Kernkraftwerk_Isar</text:span></text:a><text:span text:style-name="T1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0.68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1:20:44.451241390</meta:creation-date>
    <meta:editing-duration>P0D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263" meta:character-count="2267" meta:non-whitespace-character-count="2038"/>
  </office:meta>
</office:document-meta>
</file>